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center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tyle="normal" fo:font-weight="normal" style:font-style-asian="normal" style:font-weight-asian="normal" style:font-style-complex="normal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weight="normal" style:font-weight-asian="normal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start" style:justify-single-word="false"/>
      <style:text-properties style:text-line-through-style="solid" fo:font-style="normal" fo:font-weight="normal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/>
    </style:style>
    <style:style style:name="T3" style:family="text">
      <style:text-properties style:text-position="super 58%" style:text-underline-style="none"/>
    </style:style>
    <style:style style:name="T4" style:family="text">
      <style:text-properties style:text-position="0% 100%"/>
    </style:style>
    <style:style style:name="T5" style:family="text">
      <style:text-properties style:text-position="0% 100%" style:text-underline-style="none"/>
    </style:style>
    <style:style style:name="T6" style:family="text">
      <style:text-properties style:text-line-through-style="solid" style:text-position="0% 100%"/>
    </style:style>
    <style:style style:name="T7" style:family="text">
      <style:text-properties style:text-line-through-style="solid" style:text-position="0% 100%" style:text-underline-style="none"/>
    </style:style>
    <style:style style:name="T8" style:family="text">
      <style:text-properties style:text-line-through-style="none" style:text-position="0% 100%"/>
    </style:style>
    <style:style style:name="T9" style:family="text">
      <style:text-properties style:text-line-through-style="none" style:text-position="0% 100%" style:text-underline-style="solid" style:text-underline-width="auto" style:text-underline-color="font-color"/>
    </style:style>
    <style:style style:name="T10" style:family="text">
      <style:text-properties style:text-line-through-style="none" style:text-position="0% 100%" style:text-underline-style="non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MBx13FF13_4</text:p>
      <text:p text:style-name="P4">American Genizah Project: Partnership for Posterity</text:p>
      <text:p text:style-name="P4">Sabato Morais Collection Catalogue Template</text:p>
      <text:p text:style-name="P5"/>
      <text:p text:style-name="P5">Cataloguer: Heather Newlin</text:p>
      <text:p text:style-name="P5"/>
      <text:p text:style-name="P5"/>
      <text:p text:style-name="P5">I. Provenance</text:p>
      <text:p text:style-name="P5"/>
      <text:p text:style-name="P5">Source: CAJS Sabato Morais Papers</text:p>
      <text:p text:style-name="P5">Location: Box 13, FF 13</text:p>
      <text:p text:style-name="P5">Restrictions: ?</text:p>
      <text:p text:style-name="P5"/>
      <text:p text:style-name="P5">II. Descriptive Metadata</text:p>
      <text:p text:style-name="P5"/>
      <text:p text:style-name="P5">Script<text:tab/><text:tab/><text:tab/><text:tab/><text:tab/><text:tab/>Manuscript<text:tab/></text:p>
      <text:p text:style-name="P5"><text:s/>(manuscript or typescript) <text:tab/><text:tab/><text:tab/><text:tab/></text:p>
      <text:p text:style-name="P5">Language (s)<text:tab/><text:tab/><text:tab/><text:tab/><text:tab/>English<text:tab/><text:tab/><text:tab/><text:tab/><text:tab/></text:p>
      <text:p text:style-name="P5">Author of letter<text:tab/><text:tab/><text:tab/><text:tab/>Sabato Morais<text:tab/></text:p>
      <text:p text:style-name="P5">Signed letter<text:tab/><text:tab/><text:tab/><text:tab/><text:tab/></text:p>
      <text:p text:style-name="P5">Unsigned letter</text:p>
      <text:p text:style-name="P5">Dictated letter</text:p>
      <text:p text:style-name="P5">Anonymous</text:p>
      <text:p text:style-name="P5">Addressee of letter<text:tab/><text:tab/><text:tab/><text:tab/></text:p>
      <text:p text:style-name="P5">Addressee as “Editor”<text:tab/><text:tab/><text:tab/><text:tab/></text:p>
      <text:p text:style-name="P5">Date (derived from Hebrew Date)<text:tab/><text:tab/></text:p>
      <text:p text:style-name="P5">Date (derived from Gregorian calendar)<text:tab/></text:p>
      <text:p text:style-name="P5">Month<text:tab/><text:tab/><text:tab/><text:tab/><text:tab/><text:tab/></text:p>
      <text:p text:style-name="P5">Year<text:tab/><text:tab/><text:tab/><text:tab/><text:tab/><text:tab/></text:p>
      <text:p text:style-name="P5">Hebrew Date<text:tab/><text:tab/><text:tab/><text:tab/><text:tab/></text:p>
      <text:p text:style-name="P5">Undated</text:p>
      <text:p text:style-name="P5">City<text:tab/><text:tab/><text:tab/><text:tab/><text:tab/><text:tab/></text:p>
      <text:p text:style-name="P5">State<text:tab/><text:tab/><text:tab/><text:tab/><text:tab/><text:tab/></text:p>
      <text:p text:style-name="P5">Country<text:tab/><text:tab/><text:tab/><text:tab/><text:tab/></text:p>
      <text:p text:style-name="P5">Subject<text:tab/><text:tab/><text:tab/><text:tab/><text:tab/>Immortality--Judaism.</text:p>
      <text:p text:style-name="P5">Keywords</text:p>
      <text:p text:style-name="P5"/>
      <text:p text:style-name="P5"/>
      <text:p text:style-name="P5">III. Document Types</text:p>
      <text:p text:style-name="P5"/>
      <text:p text:style-name="P5">Correspondence<text:tab/><text:tab/><text:tab/><text:tab/></text:p>
      <text:p text:style-name="P5">(Synagogue) Sermon<text:tab/><text:tab/><text:tab/><text:tab/>Y</text:p>
      <text:p text:style-name="P5">(Public) Discourse</text:p>
      <text:p text:style-name="P5">Literary Document<text:tab/><text:tab/><text:tab/><text:tab/></text:p>
      <text:p text:style-name="P5">Legal Document</text:p>
      <text:p text:style-name="P5">Receipts</text:p>
      <text:p text:style-name="P5">Newspaper Clipping</text:p>
      <text:p text:style-name="P5">Greeting Card</text:p>
      <text:p text:style-name="P5">Calling Card</text:p>
      <text:p text:style-name="P5"><text:soft-page-break/></text:p>
      <text:p text:style-name="P5"/>
      <text:p text:style-name="P5">IV. Physical Features </text:p>
      <text:p text:style-name="P5"/>
      <text:p text:style-name="P5">Condition (e.g. fragile)<text:tab/><text:tab/><text:tab/></text:p>
      <text:p text:style-name="P5">Paper size (letter or legal size)<text:tab/><text:tab/></text:p>
      <text:p text:style-name="P5">Number of Pages<text:tab/><text:tab/><text:tab/><text:tab/>9</text:p>
      <text:p text:style-name="P5">Number of Sheets<text:tab/><text:tab/><text:tab/><text:tab/>3</text:p>
      <text:p text:style-name="P5">Fragment<text:tab/><text:tab/><text:tab/><text:tab/><text:tab/></text:p>
      <text:p text:style-name="P5">Pagination <text:tab/><text:tab/><text:tab/><text:tab/><text:tab/>Y</text:p>
      <text:p text:style-name="P5">Foliation</text:p>
      <text:p text:style-name="P5">Additional Numeration</text:p>
      <text:p text:style-name="P5">Envelope<text:tab/><text:tab/><text:tab/><text:tab/><text:tab/></text:p>
      <text:p text:style-name="P5">Stamp<text:tab/><text:tab/><text:tab/><text:tab/><text:tab/><text:tab/></text:p>
      <text:p text:style-name="P5">Postma<text:tab/>rk<text:tab/><text:tab/><text:tab/><text:tab/><text:tab/></text:p>
      <text:p text:style-name="P5">Wax seal<text:tab/><text:tab/><text:tab/><text:tab/><text:tab/></text:p>
      <text:p text:style-name="P5"/>
      <text:p text:style-name="P5">V. Added entries </text:p>
      <text:p text:style-name="P5"/>
      <text:p text:style-name="P5">Additional names mentioned: Antigonus of Sokho</text:p>
      <text:p text:style-name="P5">Additional Places mentioned: </text:p>
      <text:p text:style-name="P5">Additional Dates mentioned:</text:p>
      <text:p text:style-name="P5"/>
      <text:p text:style-name="P5">VI. Notes</text:p>
      <text:p text:style-name="P5"/>
      <text:p text:style-name="P5">VII Transcription</text:p>
      <text:p text:style-name="P3">(Symbols: ?=uncertain; []=supplied information; /=end of line)</text:p>
      <text:p text:style-name="P3"><text:span text:style-name="T1"/></text:p>
      <text:p text:style-name="P3">[Front Cover]</text:p>
      <text:p text:style-name="P2">4<text:span text:style-name="T2">th</text:span><text:span text:style-name="T4"> lecture on immortality/</text:span></text:p>
      <text:p text:style-name="P2"><text:span text:style-name="T4"/></text:p>
      <text:p text:style-name="P3"><text:span text:style-name="T4">[Page 1]</text:span></text:p>
      <text:p text:style-name="P3"><text:span text:style-name="T4">Brethren. <text:s/>One evening during last winter, a clergyman of the/ Christian church called upon me and </text:span><text:span text:style-name="T6">propounded</text:span><text:span text:style-name="T8"> put some/ questions, to which I could not give any definite answer./ <text:s/>HE wished to know what is the accepted doctrine among/ Jews respecting the </text:span><text:span text:style-name="T6">immortality</text:span><text:span text:style-name="T8"> state of the soul in the world to come. <text:s/>I said/ that the belief in </text:span><text:span text:style-name="T6">a world to come</text:span><text:span text:style-name="T8"> immortality is universal with/ us; that to me the very word "Hayim" used to express/ </text:span><text:span text:style-name="T9">life</text:span><text:span text:style-name="T10">, being always in the plural, is an indication, if/ not a proof, of the prevailing idea among Hebrews/ of another existence besides the bodily one, but that/ with regard to the nature of that existence we have no/ ruling dogma. <text:s/>I showed that Moses has kept si-/-lent on it, that the language of the prophets </text:span><text:span text:style-name="T7">speaking of reward and</text:span><text:span text:style-name="T10"> when/ </text:span><text:span text:style-name="T7">punishment</text:span><text:span text:style-name="T10"> evidently allusive to a hereafter, </text:span><text:span text:style-name="T7">but in lan-</text:span><text:span text:style-name="T10">/</text:span><text:span text:style-name="T7">-guage which</text:span><text:span text:style-name="T10"> cannot be taken to the letter, so figurative/ it </text:span><text:span text:style-name="T7">undisputably</text:span><text:span text:style-name="T10"> manifestly is, and that the Biblical "Sheol" tran-/slated </text:span><text:span text:style-name="T9">nether world</text:span><text:span text:style-name="T10">, or </text:span><text:span text:style-name="T9">hell</text:span><text:span text:style-name="T10"> </text:span><text:span text:style-name="T7">is</text:span><text:span text:style-name="T10"> may be made synonymous with grave/ or as any place where </text:span><text:span text:style-name="T7">decay and dissolution gradually</text:span><text:span text:style-name="T10">/ </text:span><text:span text:style-name="T7">befall</text:span><text:span text:style-name="T10"> our flesh and bones undergo dissolution. <text:s/>My visitor who adhered/ to the catechism of his denomination about </text:span><text:span text:style-name="T7">eternal</text:span><text:span text:style-name="T10"> everlasting suf-/-fering and </text:span><text:span text:style-name="T7">irremediable</text:span><text:span text:style-name="T10"> utter perdition attending the commission/</text:span></text:p>
      <text:p text:style-name="P3"><text:span text:style-name="T10"/></text:p>
      <text:p text:style-name="P3"><text:span text:style-name="T10">[Page 2]</text:span></text:p>
      <text:p text:style-name="P3"><text:span text:style-name="T10">of sin, urged me to tell what the Talmud </text:span><text:span text:style-name="T7">teaches</text:span><text:span text:style-name="T10"> contains/ </text:span><text:span text:style-name="T7">respecting</text:span><text:span text:style-name="T10"> in reference to a future state. <text:s/>I acknowledged that the/ books of our traditions abound with particulars in/ relation to pleasures and </text:span><text:soft-page-break/><text:span text:style-name="T10">pains experienced by the/ departed, but, I added, that Jewish thinkers and phi-/-losophers have tried to reconcile with reason </text:span><text:span text:style-name="T7">what</text:span><text:span text:style-name="T10"> much/ </text:span><text:span text:style-name="T7">-ever</text:span><text:span text:style-name="T10"> that sounds extravagant and </text:span><text:span text:style-name="T7">incongruous</text:span><text:span text:style-name="T10"> inconsistent in the/ sayings of the Rabbis. <text:s/>In fact, </text:span><text:span text:style-name="T9">Gan Eden</text:span><text:span text:style-name="T10">/ and </text:span><text:span text:style-name="T9">Gehinnam</text:span><text:span text:style-name="T10"> which figure so conspicuously/ in the writings of our Sages, bear no analogy to the/ "heaven" and "hell" of the Christian church. <text:s/>As I/ explained many years ago in one of my lectures, those/ scriptural words are obviously a substitute which/ human ignorance of a spiritual state had to invent./ <text:s/>In order to offer an </text:span><text:span text:style-name="T7">very faint</text:span><text:span text:style-name="T10"> idea however faint of the joys of im-/-mortality, Talmudists chose for a type thereof a dwelling in the spot/ described in Genesis,--a garden planted by God with/ delicious fruits as the abode of the first pair/ whom His hand had made. <text:s/>Again: To signify/ the suffering of being denied association with/ the righteous in the land of spirits imagination lighted upon the/</text:span></text:p>
      <text:p text:style-name="P3"><text:span text:style-name="T10"/></text:p>
      <text:p text:style-name="P3"><text:span text:style-name="T10">[Page 3]</text:span></text:p>
      <text:p text:style-name="P6"><text:span text:style-name="T5">the</text:span><text:span text:style-name="T10"> comparison of being cast in the valley of Hinnom, where children were burnt alive/ to the hideous Molock. <text:s/>But no rational mind/ can ever harbor the thought that, according to our/ preceptors, the </text:span><text:span text:style-name="T5">spirit</text:span><text:span text:style-name="T10"> soul will be agreeably affected by the/ smell or taste of earthly productions, or consumed by/ a subterrenean[sic!] fire. <text:s/>I would in any event, reject/ that thought as </text:span><text:span text:style-name="T5">antagonistic to</text:span><text:span text:style-name="T10"> clashing with my understanding on/ one side, and as revolting to my feelings on the other./ <text:s/>For I am comforted by the belief in the ethereal na-/-nture of my soul, and in the loving kindness of God/ Almighty, who will not divest it thereof and con-/sign it to torments or extinction. <text:s/>Respectful/ as </text:span><text:span text:style-name="T5">I am and</text:span><text:span text:style-name="T10"> will always remain to the opinion of the/ ancient teachers of my people, I could not get per-/-suaded by their combined wisdom to accept notions,/ if such were their real import, notions which represent/ to my intellect a Creator, a Father, delivering His/ </text:span><text:span text:style-name="T5">to my intellect a</text:span><text:span text:style-name="T10"> children to endless anguish or annihilation. <text:s/></text:span><text:span text:style-name="T5">I</text:span><text:span text:style-name="T10"> Let/ other religious systems </text:span><text:span text:style-name="T5">frighten</text:span><text:span text:style-name="T10"> if they deem it best frighten their followers into/ doing good by the picture of a lake of fire, or be retained/ in probity by the promise of a seat </text:span><text:span text:style-name="T5">next to</text:span><text:span text:style-name="T10"> at the right hand of the Great Master,/</text:span></text:p>
      <text:p text:style-name="P6"><text:span text:style-name="T10"/></text:p>
      <text:p text:style-name="P6"><text:span text:style-name="T10">[Page 4]</text:span></text:p>
      <text:p text:style-name="P6"><text:span text:style-name="T10">I as a Hebrew minister prefer inculcating the principle of that Antigonus/ of Soco who taught his scholars to serve our Lord/ disinterestedly for the sake of virtue, which is sure to/ bring along its own reward, and leave all the rest </text:span><text:span text:style-name="T5">in</text:span><text:span text:style-name="T10"> to/ that celestial </text:span><text:span text:style-name="T5">hand</text:span><text:span text:style-name="T10"> ruler that dispenses</text:span><text:span text:style-name="T5">g</text:span><text:span text:style-name="T10"> even justice./</text:span></text:p>
      <text:p text:style-name="P6"><text:span text:style-name="T10">This, my brethren, was the gist of my </text:span><text:span text:style-name="T5">conversation</text:span><text:span text:style-name="T10"> reply to/ </text:span><text:span text:style-name="T5">with</text:span><text:span text:style-name="T10"> the anxious enquirer. <text:s/>But the clergyman still/ pressed me with questions about the fate of the wicked,/ according to Jewish authorities, about that of sinless/ infants, about the destination of the semi righteous/ and of the perfect righteous. <text:s/>I kept answering:/ I don't know, for opinions naturally vary where/ the object of our researches lies far beyond our mental/ reach. <text:s/>But as the God I worship has given me/ a soul full of love and compassion for all beings I find within my-/-self a reflection, dim indeed though it be, comparable/ to a small taper before a refulgent sun, </text:span><text:span text:style-name="T5">or to basin rather to a pin drop</text:span><text:span text:style-name="T10">/ </text:span><text:span text:style-name="T5">of water before an ocean</text:span><text:span text:style-name="T10">, a reflection, I say, of those/ attributes which will not suffer a single </text:span><text:span text:style-name="T5">being</text:span><text:span text:style-name="T10"> creature to be/ lost./</text:span></text:p>
      <text:p text:style-name="P6"><text:span text:style-name="T10">Sometime after that winter evening </text:span><text:span text:style-name="T5">interview</text:span><text:span text:style-name="T10"> conversation, I remembered/</text:span></text:p>
      <text:p text:style-name="P6"><text:span text:style-name="T10"/></text:p>
      <text:p text:style-name="P6"><text:span text:style-name="T10">[Page 5]</text:span></text:p>
      <text:p text:style-name="P6"><text:span text:style-name="T10">that the Churches had been greatly agitated because of/ </text:span><text:span text:style-name="T5">clashing ideas</text:span><text:span text:style-name="T10"> conflicting pulpit </text:span><text:span text:style-name="T5">teaching</text:span><text:span text:style-name="T10"> instruction among leaders concerning the character of/ reward and punishment in a life to come. <text:s/>A few/ of the most prominent preachers in England and Ame-/-rica repudiated passages in the new Testament </text:span><text:span text:style-name="T5">con-</text:span><text:span text:style-name="T10"> interpreted heretofore/ </text:span><text:span text:style-name="T5">-signing to</text:span><text:span text:style-name="T10"> as a </text:span><text:span text:style-name="T5">the</text:span><text:span text:style-name="T10"> doom of damnation against men of little faith, </text:span><text:span text:style-name="T5">doubters of</text:span><text:span text:style-name="T10">/ </text:span><text:span text:style-name="T5">dogmas or</text:span><text:span text:style-name="T10"> or to make </text:span><text:span text:style-name="T5">them</text:span><text:span text:style-name="T10"> those sentences agree with Divine Mercy they put upon </text:span><text:span text:style-name="T5">those sentences</text:span><text:span text:style-name="T10"> them a more/ liberal construction than the literal. </text:span><text:span text:style-name="T5">to make them</text:span><text:span text:style-name="T10">/ </text:span><text:span text:style-name="T5">agree with Divine mercy. <text:s/>Those</text:span><text:span text:style-name="T10"> Christian clergymen advanced/ then an idea which may have </text:span><text:span text:style-name="T5">sounded startling to the Christ-</text:span><text:span text:style-name="T10"> startled some of their denominations be reason/ </text:span><text:span text:style-name="T5">-ian world,</text:span><text:span text:style-name="T10"> of its novelty, but which is as old as Moses to the </text:span><text:soft-page-break/><text:span text:style-name="T10">Jew/ who has read his scriptures. <text:s/>The idea is this. <text:s/>The/ teachings of inspiration are perfectly clear and com-/-prehensible on moral duties. <text:s/>No allegory covers up/ their meaning as with a veil. <text:s/>Naked truths they are/ which the mind needs not fatigue itself to unfold./ <text:s/>A simple look suffices to show whether stealing/ offends God, lying is an abomination in His sight,/ cruelty licentiousness, drunkenness and profanity stand in op-/-position to the Divine will. <text:s/>He that runs may read/ the lessons of honest, of truthfulness, of moderation/</text:span></text:p>
      <text:p text:style-name="P6"><text:span text:style-name="T10"/></text:p>
      <text:p text:style-name="P6"><text:span text:style-name="T10">[Page 6]</text:span></text:p>
      <text:p text:style-name="P6"><text:span text:style-name="T10">in our desires, the exhortations to watch over and restrain/ our mouths and lips, to wash our hands in innocence,/ to pity and ot help and to forgive and to side with/ the oppressed and never with the oppressors. <text:s/>A per-/-son may deliberately break all the laws, but not/ on the plea that he misunderstood the lesson./ <text:s/>It is when referring to things invisible and unfathom-/-able that the volumes of revelation mostly team with/ similes and metaphors. <text:s/></text:span><text:span text:style-name="T5">The</text:span><text:span text:style-name="T10"> God's displeasure </text:span><text:span text:style-name="T5">of God</text:span><text:span text:style-name="T10"> is the/ </text:span><text:span text:style-name="T5">rushing</text:span><text:span text:style-name="T10"> tearing of as whirlwind; His pleasures a refreshing breeze./ <text:s/>The unhappiness of the wicked is being struck dumb a-/-midst enshrouding darkness; the happiness of the right-/-eous walking at large with morning star shining over head/ breaking forth into a perfect day light. <text:s/>Let literalists/ construe </text:span><text:span text:style-name="T5">it</text:span><text:span text:style-name="T10"> allegories as they will. <text:s/>I consider him very audacious/ who dares set up upon figures of speech a dogma about/ engines of torture for sinners, and high thrones for the/ spotless./</text:span></text:p>
      <text:p text:style-name="P6"><text:span text:style-name="T10">Do I mean to deny the creed of </text:span><text:span text:style-name="T5">a condign</text:span><text:span text:style-name="T10"> Divine </text:span><text:span text:style-name="T5">celestial</text:span><text:span text:style-name="T10"> retribution?/ <text:s/>Far be it from me. <text:s/>I subscribe fully &amp; </text:span><text:span text:style-name="T5">[?]</text:span><text:span text:style-name="T10"> unreservedly to it. <text:s/>Surely,/ the Lord gives the upright the fruits of their </text:span><text:span text:style-name="T5">actions</text:span><text:span text:style-name="T10"> sowing,/</text:span></text:p>
      <text:p text:style-name="P6"><text:span text:style-name="T10"/></text:p>
      <text:p text:style-name="P6"><text:span text:style-name="T10">[Page 7]</text:span></text:p>
      <text:p text:style-name="P6"><text:span text:style-name="T10">and makes wrong doers reap the thorns they have/ </text:span><text:span text:style-name="T5">sowed</text:span><text:span text:style-name="T10"> planted. <text:s/>And that in this life not less than/ in </text:span><text:span text:style-name="T5">that</text:span><text:span text:style-name="T10"> thy life to come. <text:s/>For my conception of God's justice/ is broader than that of the generality of men. <text:s/>I reject/ the theory that watchful Providence allows us to go un-/-requited here, and reserves altogether for a future state/ pleasures and pains. <text:s/>It is inconsistent with His attri-/-butes, repugnant to reason. <text:s/>We short-sighted creatures are seldom able to dis-/-cover how He does commensurately pay, because our judg-/-ment is exceedingly fallible; because we are apt erro-/-neously to call evil what is good, and good what is evil,/ and because we make our own standard, we have our own/ measures and weights, but God employs different balances/ and meteyards from ours. <text:s/>This is not, however, the pre-/-sent subject of my reflections. <text:s/>Not to justify my/ Maker have I spoken thus far, but to tell what my </text:span><text:span text:style-name="T5">meditations</text:span><text:span text:style-name="T10"> ponderings/ have suggested about immortality./</text:span></text:p>
      <text:p text:style-name="P6"><text:span text:style-name="T10">That there must be a spirit life I have endeavoured/ to prove, that the notion of everlasting vengeance/ or a complete extinction awaiting the unfortunate/ sinner is incompatible with the quality of mercy,/</text:span></text:p>
      <text:p text:style-name="P6"><text:span text:style-name="T10"/></text:p>
      <text:p text:style-name="P6"><text:span text:style-name="T10">[Page 8]</text:span></text:p>
      <text:p text:style-name="P6"><text:span text:style-name="T10">I have essayed to show; that we have nothing/ to fear from our living Father I have sought to/ instill into the hearts of my fellow mortals. <text:s/>I might/ now close </text:span><text:span text:style-name="T5">my</text:span><text:span text:style-name="T10"> the series, confessing my inability to/ throw any </text:span><text:span text:style-name="T5">brighter</text:span><text:span text:style-name="T10"> clearer light than </text:span><text:span text:style-name="T5">what</text:span><text:span text:style-name="T10"> that which I </text:span><text:span text:style-name="T5">my ponderings</text:span><text:span text:style-name="T10">/ have gathered in the course of my meditations. <text:s/>But I have named our Rabbis and/ philosophers in connection with this serious topic. <text:s/>It/ is due to them, and it may be satisfactory for you,/ that I shall present some of their views which the house of Israel</text:span><text:span text:style-name="T5">ites</text:span><text:span text:style-name="T10">/ have everywhere adopted, and others to which my mind has/ satisfactorily assented. <text:s/>I shall make that the theme of my next dis-/-course. <text:s/>Meanwhile I commend to your study a Psalm,/ whose every sentence breathes hope in the tender mercies/ of God, trust in the power of virtue,--the richest inherit-/-ance we may leave our children--; a psalm that/ relieves the soul from the nightmare of terrors to come,/ and opens </text:span><text:span text:style-name="T5">the vista of to view</text:span><text:span text:style-name="T10"> a joy-inspiring </text:span><text:span text:style-name="T5">revelation</text:span><text:span text:style-name="T10"> vision point-/-ing to a </text:span><text:span text:style-name="T5">yearning</text:span><text:span text:style-name="T10"> Goodness that hovers above us here, and/ will encircle us </text:span><text:span text:style-name="T5">everywhere</text:span><text:span text:style-name="T10"> beyond the tomb, inviting us to be saved through/ obedience to the Law, and submissively to accept the/ penalty of a desertion from the Law as at the hands/</text:span></text:p>
      <text:p text:style-name="P6"><text:soft-page-break/><text:span text:style-name="T10"/></text:p>
      <text:p text:style-name="P6"><text:span text:style-name="T10">[Page 9]</text:span></text:p>
      <text:p text:style-name="P6"><text:span text:style-name="T10">of a kind Parent, to turn again </text:span><text:span text:style-name="T5">and again</text:span><text:span text:style-name="T10"> to that/ Law, to face its </text:span><text:span text:style-name="T5">radiance</text:span><text:span text:style-name="T10"> splendour, leaving behind the long/ shadow of doubts, misgivings, or spiritual anguish. <text:s/>Brethren. <text:s/>Study/ </text:span><text:span text:style-name="T5">the 103</text:span><text:span text:style-name="T3">d</text:span><text:span text:style-name="T10"> psalm 103./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7T12:11:33.28</meta:creation-date>
    <meta:document-statistic meta:table-count="0" meta:image-count="0" meta:object-count="0" meta:page-count="5" meta:paragraph-count="84" meta:word-count="1881" meta:character-count="11470"/>
    <dc:date>2013-02-07T13:42:02.90</dc:date>
    <meta:editing-duration>PT9M2S</meta:editing-duration>
    <meta:editing-cycles>1</meta:editing-cycles>
    <meta:generator>OpenOffice.org/3.4.1$Win32 OpenOffice.org_project/341m1$Build-9593</meta:generator>
  </office:meta>
</office:document-meta>
</file>